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80122f" officeooo:paragraph-rsid="00097c74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text-properties officeooo:paragraph-rsid="00097c74"/>
    </style:style>
    <style:style style:name="P3" style:family="paragraph" style:parent-style-name="Standard" style:list-style-name="L1">
      <style:text-properties fo:font-size="12pt" fo:font-weight="normal" officeooo:rsid="00851f2f" officeooo:paragraph-rsid="00097c74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officeooo:rsid="008c5408" officeooo:paragraph-rsid="00097c74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officeooo:rsid="008d6d2d" officeooo:paragraph-rsid="00097c7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8d6d2d" officeooo:paragraph-rsid="00097c7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82ceb1" officeooo:paragraph-rsid="00097c74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fo:font-weight="bold" officeooo:rsid="0082ceb1" officeooo:paragraph-rsid="00097c74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82ceb1" officeooo:paragraph-rsid="00097c74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text-properties fo:font-size="12pt" fo:font-weight="bold" officeooo:rsid="00a444b5" officeooo:paragraph-rsid="00097c74" style:font-size-asian="10.5pt" style:font-weight-asian="bold" style:font-size-complex="12pt" style:font-weight-complex="bold"/>
    </style:style>
    <style:style style:name="P11" style:family="paragraph" style:parent-style-name="Standard" style:list-style-name="L5">
      <style:text-properties officeooo:rsid="00c90803" officeooo:paragraph-rsid="00097c74"/>
    </style:style>
    <style:style style:name="P12" style:family="paragraph" style:parent-style-name="Standard" style:list-style-name="L5">
      <style:text-properties officeooo:rsid="00cf14a1" officeooo:paragraph-rsid="00097c74"/>
    </style:style>
    <style:style style:name="P13" style:family="paragraph" style:parent-style-name="Standard" style:list-style-name="L5">
      <style:text-properties officeooo:rsid="00caffe5" officeooo:paragraph-rsid="00097c74"/>
    </style:style>
    <style:style style:name="P14" style:family="paragraph" style:parent-style-name="Standard">
      <style:text-properties officeooo:rsid="00caffe5" officeooo:paragraph-rsid="00097c74"/>
    </style:style>
    <style:style style:name="P15" style:family="paragraph" style:parent-style-name="Standard" style:list-style-name="L5">
      <style:text-properties officeooo:rsid="00c04cec" officeooo:paragraph-rsid="00097c74"/>
    </style:style>
    <style:style style:name="P16" style:family="paragraph" style:parent-style-name="Standard" style:list-style-name="L5">
      <style:text-properties officeooo:rsid="00e390e5" officeooo:paragraph-rsid="00097c74"/>
    </style:style>
    <style:style style:name="P17" style:family="paragraph" style:parent-style-name="Standard" style:list-style-name="L6">
      <style:text-properties officeooo:rsid="00e50266" officeooo:paragraph-rsid="00097c74"/>
    </style:style>
    <style:style style:name="P18" style:family="paragraph" style:parent-style-name="Standard" style:list-style-name="L5">
      <style:text-properties officeooo:rsid="00e6f0bf" officeooo:paragraph-rsid="00097c74"/>
    </style:style>
    <style:style style:name="P19" style:family="paragraph" style:parent-style-name="Standard" style:list-style-name="L5">
      <style:text-properties officeooo:rsid="00c1e71f" officeooo:paragraph-rsid="00097c74"/>
    </style:style>
    <style:style style:name="P20" style:family="paragraph" style:parent-style-name="Standard" style:list-style-name="L5">
      <style:text-properties officeooo:rsid="00ed1db4" officeooo:paragraph-rsid="00097c74"/>
    </style:style>
    <style:style style:name="P21" style:family="paragraph" style:parent-style-name="Standard" style:list-style-name="L7">
      <style:text-properties officeooo:rsid="00ee7a43" officeooo:paragraph-rsid="00097c74"/>
    </style:style>
    <style:style style:name="P22" style:family="paragraph" style:parent-style-name="Standard" style:list-style-name="L7">
      <style:text-properties officeooo:rsid="00ef370b" officeooo:paragraph-rsid="00097c74"/>
    </style:style>
    <style:style style:name="P23" style:family="paragraph" style:parent-style-name="Standard" style:list-style-name="L5">
      <style:text-properties officeooo:rsid="00f09a21" officeooo:paragraph-rsid="00097c74"/>
    </style:style>
    <style:style style:name="P24" style:family="paragraph" style:parent-style-name="Standard" style:list-style-name="L5">
      <style:text-properties officeooo:rsid="00d67b6d" officeooo:paragraph-rsid="00097c74"/>
    </style:style>
    <style:style style:name="P25" style:family="paragraph" style:parent-style-name="Standard" style:list-style-name="L5">
      <style:text-properties officeooo:paragraph-rsid="00097c74"/>
    </style:style>
    <style:style style:name="P26" style:family="paragraph" style:parent-style-name="Standard">
      <style:text-properties officeooo:paragraph-rsid="00097c74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1031306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82ceb1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93919b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dcf6d5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c1d3b3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c3b455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ef370b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f97cff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fb71c7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f49638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1054111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d7d107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a1b74e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b07d0f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4560d9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b8da76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baa5d9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f7fe7a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100c1d3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101c30b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fbc48d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fe937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ff5cf8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104136c" style:font-size-asian="10.5pt" style:font-weight-asian="normal" style:font-size-complex="12pt" style:font-weight-complex="normal"/>
    </style:style>
    <style:style style:name="T26" style:family="text">
      <style:text-properties fo:font-size="12pt" fo:font-weight="bold" officeooo:rsid="0082ceb1" style:font-size-asian="10.5pt" style:font-weight-asian="bold" style:font-size-complex="12pt" style:font-weight-complex="bold"/>
    </style:style>
    <style:style style:name="T27" style:family="text">
      <style:text-properties officeooo:rsid="0085f253"/>
    </style:style>
    <style:style style:name="T28" style:family="text">
      <style:text-properties officeooo:rsid="00894fc7"/>
    </style:style>
    <style:style style:name="T29" style:family="text">
      <style:text-properties officeooo:rsid="0088527e"/>
    </style:style>
    <style:style style:name="T30" style:family="text">
      <style:text-properties officeooo:rsid="008f5ae4"/>
    </style:style>
    <style:style style:name="T31" style:family="text">
      <style:text-properties officeooo:rsid="00d0e598"/>
    </style:style>
    <style:style style:name="T32" style:family="text">
      <style:text-properties officeooo:rsid="00e8b87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 issues in <text:span text:style-name="T27">multi-</text:span>cloud</text:p>
      <text:p text:style-name="P1"/>
      <text:list xml:id="list5080657888282653320" text:style-name="L1">
        <text:list-item>
          <text:p text:style-name="P2"><text:span text:style-name="T26">Overview</text:span></text:p>
          <text:p text:style-name="P3"><text:span text:style-name="T28">T</text:span>rên môi trường <text:span text:style-name="T29">multi-cloud</text:span> <text:span text:style-name="T28">việc sử dụng tài nguyên cũng như quản lý các máy ảo gặp phải một số vấn đề như:</text:span></text:p>
          <text:list>
            <text:list-item>
              <text:p text:style-name="P4">Sử dụng chung các volume</text:p>
            </text:list-item>
            <text:list-item>
              <text:p text:style-name="P4">Di chuyển các máy ảo giữa các cloud</text:p>
            </text:list-item>
            <text:list-item>
              <text:p text:style-name="P5">Định dạng các image cloud</text:p>
            </text:list-item>
          </text:list>
        </text:list-item>
      </text:list>
      <text:p text:style-name="P6"/>
      <text:list xml:id="list15656937496998" text:continue-numbering="true" text:style-name="L1">
        <text:list-item>
          <text:p text:style-name="P8">Detail</text:p>
        </text:list-item>
      </text:list>
      <text:p text:style-name="P7"><text:span text:style-name="T30"><text:tab/>Cụ thể các vấn đề trên sẽ được phân tích, đánh giá và đưa ra giải pháp như sau:</text:span></text:p>
      <text:p text:style-name="P7"><text:tab/></text:p>
      <text:list xml:id="list5531168717202589903" text:style-name="L5">
        <text:list-item>
          <text:p text:style-name="P25"><text:span text:style-name="T3">Di </text:span><text:span text:style-name="T4">chuyển các máy ảo giữa các cloud</text:span></text:p>
          <text:p text:style-name="P25"><text:span text:style-name="T4"/></text:p>
          <text:list>
            <text:list-item>
              <text:p text:style-name="P11"><text:span text:style-name="T1">Vấn đề:</text:span></text:p>
              <text:list>
                <text:list-item>
                  <text:p text:style-name="P12">Mỗi cloud chỉ hỗ trợ một số định dạng để import cũng như export [<text:span text:style-name="T31">1</text:span>] [<text:span text:style-name="T31">2</text:span>]</text:p>
                </text:list-item>
              </text:list>
            </text:list-item>
            <text:list-item>
              <text:p text:style-name="P13"><text:span text:style-name="T1">Giải pháp hiện tại: </text:span><text:span text:style-name="T5">Lựa chọn định dạng OVF để export và import máy ảo giữa các cloud</text:span></text:p>
            </text:list-item>
          </text:list>
        </text:list-item>
      </text:list>
      <text:p text:style-name="P14"><text:span text:style-name="T5"/></text:p>
      <text:list xml:id="list15656790759449" text:continue-numbering="true" text:style-name="L5">
        <text:list-item>
          <text:p text:style-name="P15"><text:span text:style-name="T1">Tạo cloud-image</text:span><text:span text:style-name="T6">s :</text:span></text:p>
          <text:list>
            <text:list-item>
              <text:p text:style-name="P16"><text:span text:style-name="T6">Vấn đề: </text:span></text:p>
            </text:list-item>
          </text:list>
        </text:list-item>
      </text:list>
      <text:list xml:id="list6576285848616147596" text:style-name="L6">
        <text:list-item>
          <text:list>
            <text:list-item>
              <text:list>
                <text:list-item>
                  <text:p text:style-name="P17"><text:span text:style-name="T6">Mỗi cloud sử dụng các nền tảng ảo hóa khác nhau do đó định dạng cũng khác nhau</text:span></text:p>
                </text:list-item>
              </text:list>
            </text:list-item>
          </text:list>
        </text:list-item>
      </text:list>
      <text:list xml:id="list15656561768895" text:continue-list="list15656790759449" text:style-name="L5">
        <text:list-item>
          <text:list>
            <text:list-item>
              <text:p text:style-name="P18">Giải pháp: <text:span text:style-name="T32">Chấp nhận phát triển các xử lý riêng cho việc tạo các cloud-images cho từng cloud khác nhau</text:span></text:p>
            </text:list-item>
          </text:list>
        </text:list-item>
        <text:list-item>
          <text:p text:style-name="P19"><text:span text:style-name="T6">C</text:span><text:span text:style-name="T1">hia sẻ volume </text:span><text:span text:style-name="T7">tới nhiều máy ảo ở các cloud</text:span></text:p>
          <text:list>
            <text:list-item>
              <text:p text:style-name="P20"><text:span text:style-name="T7">Vấn đề:</text:span></text:p>
            </text:list-item>
          </text:list>
        </text:list-item>
      </text:list>
      <text:list xml:id="list5613120816957831079" text:style-name="L7">
        <text:list-item>
          <text:list>
            <text:list-item>
              <text:list>
                <text:list-item>
                  <text:p text:style-name="P21"><text:span text:style-name="T7">Các </text:span><text:span text:style-name="T1">giao thức chia sẻ mà </text:span><text:span text:style-name="T8">volume cung cấp [</text:span><text:span text:style-name="T9">3</text:span><text:span text:style-name="T8">] </text:span><text:span text:style-name="T10">[4] [5]</text:span></text:p>
                </text:list-item>
                <text:list-item>
                  <text:p text:style-name="P22"><text:span text:style-name="T7">Các phân quyền </text:span><text:span text:style-name="T11">tới các user trên nhiều cloud </text:span><text:span text:style-name="T7">và điều hành đọc ghi</text:span></text:p>
                </text:list-item>
              </text:list>
            </text:list-item>
          </text:list>
        </text:list-item>
      </text:list>
      <text:list xml:id="list15656191874165" text:continue-list="list15656561768895" text:style-name="L5">
        <text:list-item>
          <text:list>
            <text:list-item>
              <text:p text:style-name="P23"><text:span text:style-name="T8">Giải </text:span><text:span text:style-name="T1">pháp: </text:span><text:span text:style-name="T12">Sử dụng chia sẻ như là một NFS server </text:span></text:p>
            </text:list-item>
          </text:list>
        </text:list-item>
        <text:list-item>
          <text:p text:style-name="P24"><text:span text:style-name="T7">Cần di </text:span><text:span text:style-name="T1">chuyển máy ảo dạng “live migration” : để dành </text:span><text:span text:style-name="T13">phát triển sau</text:span></text:p>
        </text:list-item>
      </text:list>
      <text:p text:style-name="P9"><text:span text:style-name="T14"/></text:p>
      <text:list xml:id="list15654941186501" text:continue-list="list15656937496998" text:style-name="L1">
        <text:list-item>
          <text:p text:style-name="P10">References</text:p>
        </text:list-item>
      </text:list>
      <text:p text:style-name="P7"/>
      <text:p text:style-name="P26"><text:span text:style-name="T3"><text:tab/></text:span><text:span text:style-name="T14">[</text:span><text:span text:style-name="T15">1</text:span><text:span text:style-name="T14">]</text:span><text:span text:style-name="T16"> </text:span><text:span text:style-name="T14"><text:s/></text:span><text:a xlink:type="simple" xlink:href="http://docs.aws.amazon.com/AWSEC2/latest/UserGuide/UsingVirtualMachinesinAmazonE" text:style-name="Internet_20_link" text:visited-style-name="Visited_20_Internet_20_Link"><text:span text:style-name="T16">http://docs.aws.amazon.com/AWSEC2/latest/UserGuide/UsingVirtualMachinesinAmazonE</text:span></text:a></text:p>
      <text:p text:style-name="P26"><text:a xlink:type="simple" xlink:href="http://docs.aws.amazon.com/AWSEC2/latest/UserGuide/UsingVirtualMachinesinAmazonEC2.html" text:style-name="Internet_20_link" text:visited-style-name="Visited_20_Internet_20_Link"><text:span text:style-name="T16">C2.html</text:span></text:a></text:p>
      <text:p text:style-name="P26"><text:span text:style-name="T16"><text:tab/>[</text:span><text:span text:style-name="T17">2</text:span><text:span text:style-name="T16">] </text:span><text:a xlink:type="simple" xlink:href="https://ask.openstack.org/en/question/28405/can-i-launch-a-instance-with-ovf-file-in-openstack/?answer=28418#post-id-28418" text:style-name="Internet_20_link" text:visited-style-name="Visited_20_Internet_20_Link"><text:span text:style-name="T18">https://ask.openstack.org/en/question/28405/can-i-launch-a-instance-with-ovf-file-in-openstack/?answer=28418#post-id-28418</text:span></text:a></text:p>
      <text:p text:style-name="P26"><text:span text:style-name="T18"><text:tab/></text:span><text:span text:style-name="T19">[3] </text:span><text:a xlink:type="simple" xlink:href="https://aws.amazon.com/efs/" text:style-name="Internet_20_link" text:visited-style-name="Visited_20_Internet_20_Link"><text:span text:style-name="T20">NFS4 </text:span></text:a><text:a xlink:type="simple" xlink:href="https://aws.amazon.com/efs/" text:style-name="Internet_20_link" text:visited-style-name="Visited_20_Internet_20_Link"><text:span text:style-name="T21">on</text:span></text:a><text:a xlink:type="simple" xlink:href="https://aws.amazon.com/efs/" text:style-name="Internet_20_link" text:visited-style-name="Visited_20_Internet_20_Link"><text:span text:style-name="T20"> AWS </text:span></text:a></text:p>
      <text:p text:style-name="P26"><text:span text:style-name="T19"><text:tab/></text:span><text:span text:style-name="T22">[4] </text:span><text:a xlink:type="simple" xlink:href="https://kimizhang.wordpress.com/2015/02/12/nfs-backend-for-openstack-glancecinderinstance-store/" text:style-name="Internet_20_link" text:visited-style-name="Visited_20_Internet_20_Link"><text:span text:style-name="T23">NFS backend for OpenStac</text:span></text:a><text:a xlink:type="simple" xlink:href="https://kimizhang.wordpress.com/2015/02/12/nfs-backend-for-openstack-glancecinderinstance-store/" text:style-name="Internet_20_link" text:visited-style-name="Visited_20_Internet_20_Link"><text:span text:style-name="T24">k</text:span></text:a><text:a xlink:type="simple" xlink:href="https://kimizhang.wordpress.com/2015/02/12/nfs-backend-for-openstack-glancecinderinstance-store/" text:style-name="Internet_20_link" text:visited-style-name="Visited_20_Internet_20_Link"><text:span text:style-name="T22"> </text:span></text:a></text:p>
      <text:p text:style-name="P26"><text:span text:style-name="T22"><text:tab/>[5] </text:span><text:a xlink:type="simple" xlink:href="https://access.redhat.com/articles/1323213" text:style-name="Internet_20_link" text:visited-style-name="Visited_20_Internet_20_Link"><text:span text:style-name="T25">https://access.redhat.com/articles/1323213</text:span></text:a></text:p>
      <text:p text:style-name="P2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01:56:24.677295483</meta:creation-date>
    <dc:date>2016-05-09T01:56:54.688223715</dc:date>
    <meta:editing-duration>PT30S</meta:editing-duration>
    <meta:editing-cycles>1</meta:editing-cycles>
    <meta:document-statistic meta:table-count="0" meta:image-count="0" meta:object-count="0" meta:page-count="1" meta:paragraph-count="30" meta:word-count="253" meta:character-count="1356" meta:non-whitespace-character-count="1140"/>
    <meta:generator>LibreOffice/5.1.2.2$Linux_X86_64 LibreOffice_project/10m0$Build-2</meta:generator>
  </office:meta>
</office:document-meta>
</file>